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244" calcext:value-type="float">
            <text:p>324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6662" calcext:value-type="float">
            <text:p>26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73" calcext:value-type="float">
            <text:p>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62" calcext:value-type="float">
            <text:p>26662</text:p>
          </table:table-cell>
          <table:table-cell office:value-type="float" office:value="5" calcext:value-type="float">
            <text:p>5</text:p>
          </table:table-cell>
          <table:table-cell office:value-type="float" office:value="0.209189" calcext:value-type="float">
            <text:p>0.2091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9227" calcext:value-type="float">
            <text:p>92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float" office:value="3" calcext:value-type="float">
            <text:p>3</text:p>
          </table:table-cell>
          <table:table-cell office:value-type="float" office:value="0.0640475" calcext:value-type="float">
            <text:p>0.06404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9002" calcext:value-type="float">
            <text:p>900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9002" calcext:value-type="float">
            <text:p>9002</text:p>
          </table:table-cell>
          <table:table-cell office:value-type="float" office:value="2" calcext:value-type="float">
            <text:p>2</text:p>
          </table:table-cell>
          <table:table-cell office:value-type="float" office:value="0.076813" calcext:value-type="float">
            <text:p>0.076813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593" calcext:value-type="float">
            <text:p>20593</text:p>
          </table:table-cell>
          <table:table-cell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6" calcext:value-type="float">
            <text:p>4026</text:p>
          </table:table-cell>
          <table:table-cell office:value-type="float" office:value="0" calcext:value-type="float">
            <text:p>0</text:p>
          </table:table-cell>
          <table:table-cell office:value-type="float" office:value="20593" calcext:value-type="float">
            <text:p>20593</text:p>
          </table:table-cell>
          <table:table-cell office:value-type="float" office:value="4" calcext:value-type="float">
            <text:p>4</text:p>
          </table:table-cell>
          <table:table-cell office:value-type="float" office:value="0.253366" calcext:value-type="float">
            <text:p>0.253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5120" calcext:value-type="float">
            <text:p>51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7" calcext:value-type="float">
            <text:p>7</text:p>
          </table:table-cell>
          <table:table-cell office:value-type="float" office:value="0.0755824" calcext:value-type="float">
            <text:p>0.075582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1" office:value-type="float" office:value="5287" calcext:value-type="float">
            <text:p>528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  <table:table-cell office:value-type="float" office:value="13" calcext:value-type="float">
            <text:p>13</text:p>
          </table:table-cell>
          <table:table-cell office:value-type="float" office:value="0.0382899" calcext:value-type="float">
            <text:p>0.0382899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6216" calcext:value-type="float">
            <text:p>62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office:value-type="float" office:value="16" calcext:value-type="float">
            <text:p>16</text:p>
          </table:table-cell>
          <table:table-cell office:value-type="float" office:value="0.0571887" calcext:value-type="float">
            <text:p>0.0571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1916" calcext:value-type="float">
            <text:p>1191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916" calcext:value-type="float">
            <text:p>11916</text:p>
          </table:table-cell>
          <table:table-cell office:value-type="float" office:value="1" calcext:value-type="float">
            <text:p>1</text:p>
          </table:table-cell>
          <table:table-cell office:value-type="float" office:value="0.0771757" calcext:value-type="float">
            <text:p>0.0771757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5207" calcext:value-type="float">
            <text:p>520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337239" calcext:value-type="float">
            <text:p>0.0337239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000518131" calcext:value-type="float">
            <text:p>0.00051813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167745" calcext:value-type="float">
            <text:p>0.00167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" office:value-type="float" office:value="10230" calcext:value-type="float">
            <text:p>102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float" office:value="20" calcext:value-type="float">
            <text:p>20</text:p>
          </table:table-cell>
          <table:table-cell office:value-type="float" office:value="0.0670915" calcext:value-type="float">
            <text:p>0.067091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924865" calcext:value-type="float">
            <text:p>0.00924865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3296" calcext:value-type="float">
            <text:p>329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10" calcext:value-type="float">
            <text:p>10</text:p>
          </table:table-cell>
          <table:table-cell office:value-type="float" office:value="0.021347" calcext:value-type="float">
            <text:p>0.021347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0.000939113" calcext:value-type="float">
            <text:p>0.00093911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133419" calcext:value-type="float">
            <text:p>0.001334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101683" calcext:value-type="float">
            <text:p>0.00101683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style-name="ce1" office:value-type="float" office:value="1199" calcext:value-type="float">
            <text:p>11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29" calcext:value-type="float">
            <text:p>29</text:p>
          </table:table-cell>
          <table:table-cell office:value-type="float" office:value="0.00776549" calcext:value-type="float">
            <text:p>0.0077654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0.00102331" calcext:value-type="float">
            <text:p>0.00102331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0.000336785" calcext:value-type="float">
            <text:p>0.000336785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0.00094559" calcext:value-type="float">
            <text:p>0.0009455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137952" calcext:value-type="float">
            <text:p>0.00137952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11916" calcext:value-type="float">
            <text:p>11916</text:p>
          </table:table-cell>
          <table:table-cell office:value-type="float" office:value="9002" calcext:value-type="float">
            <text:p>9002</text:p>
          </table:table-cell>
          <table:table-cell office:value-type="float" office:value="9227" calcext:value-type="float">
            <text:p>9227</text:p>
          </table:table-cell>
          <table:table-cell office:value-type="float" office:value="20593" calcext:value-type="float">
            <text:p>20593</text:p>
          </table:table-cell>
          <table:table-cell office:value-type="float" office:value="26662" calcext:value-type="float">
            <text:p>26662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-1" calcext:value-type="float">
            <text:p>-1</text:p>
          </table:table-cell>
          <table:table-cell/>
        </table:table-row>
      </table:table>
      <table:table table:name="Hoja2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2"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6" calcext:value-type="float">
            <text:p>11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93" calcext:value-type="float">
            <text:p>20593</text:p>
          </table:table-cell>
          <table:table-cell office:value-type="float" office:value="4064" calcext:value-type="float">
            <text:p>40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0593" calcext:value-type="float">
            <text:p>20593</text:p>
          </table:table-cell>
        </table:table-row>
        <table:table-row table:style-name="ro2">
          <table:table-cell office:value-type="float" office:value="26662" calcext:value-type="float">
            <text:p>266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62" calcext:value-type="float">
            <text:p>26662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62" calcext:value-type="float">
            <text:p>6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13"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7" calcext:value-type="float">
            <text:p>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2">
          <table:table-cell table:number-columns-repeated="2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1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026" calcext:value-type="float">
            <text:p>402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62" calcext:value-type="float">
            <text:p>26662</text:p>
          </table:table-cell>
          <table:table-cell office:value-type="float" office:value="9227" calcext:value-type="float">
            <text:p>9227</text:p>
          </table:table-cell>
          <table:table-cell office:value-type="float" office:value="9002" calcext:value-type="float">
            <text:p>9002</text:p>
          </table:table-cell>
          <table:table-cell office:value-type="float" office:value="20593" calcext:value-type="float">
            <text:p>20593</text:p>
          </table:table-cell>
          <table:table-cell office:value-type="float" office:value="5120" calcext:value-type="float">
            <text:p>5120</text:p>
          </table:table-cell>
          <table:table-cell office:value-type="float" office:value="5287" calcext:value-type="float">
            <text:p>5287</text:p>
          </table:table-cell>
          <table:table-cell office:value-type="float" office:value="6216" calcext:value-type="float">
            <text:p>6216</text:p>
          </table:table-cell>
          <table:table-cell office:value-type="float" office:value="11916" calcext:value-type="float">
            <text:p>11916</text:p>
          </table:table-cell>
          <table:table-cell office:value-type="float" office:value="5207" calcext:value-type="float">
            <text:p>520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2"/>
        </table:table-row>
      </table:table>
      <table:table table:name="Hoj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0:29:31.221761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16:34:45.238274017</dc:date>
    <dc:creator>oscar </dc:creator>
    <meta:generator>LibreOffice/4.2.7.2$Linux_X86_64 LibreOffice_project/420m0$Build-2</meta:generator>
    <meta:editing-duration>PT5H46M49S</meta:editing-duration>
    <meta:editing-cycles>3</meta:editing-cycles>
    <meta:document-statistic meta:table-count="3" meta:cell-count="1739" meta:object-count="0"/>
  </office:meta>
</office:document-meta>
</file>